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color="#ff3333" draw:fill="solid" draw:fill-color="#e6e6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063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color="#ff3333" draw:fill-color="#cfe7f5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102cm" svg:stroke-color="#666666" draw:marker-start-width="0.509cm" draw:marker-end="Arrow" draw:marker-end-width="0.254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2" draw:id="id22" draw:layer="layout" svg:width="2.921cm" svg:height="3.429cm" svg:x="1.843cm" svg:y="2.3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1" draw:id="id21" draw:layer="layout" svg:width="2.921cm" svg:height="1.375cm" svg:x="1.905cm" svg:y="9.257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0.287cm" svg:x="1.508cm" svg:y="1.8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762cm" svg:height="0.762cm" svg:x="7.06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215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2" draw:id="id2" draw:layer="layout" svg:width="0.762cm" svg:height="0.762cm" svg:x="8.764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8.916cm" svg:y="2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xml:id="id4" draw:id="id4" draw:layer="layout" svg:width="0.762cm" svg:height="0.762cm" svg:x="8.764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8.916cm" svg:y="3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7" draw:text-style-name="P1" xml:id="id3" draw:id="id3" draw:layer="layout" svg:width="0.762cm" svg:height="0.762cm" svg:x="11.964cm" svg:y="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2.116cm" svg:y="2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xml:id="id5" draw:id="id5" draw:layer="layout" svg:width="0.762cm" svg:height="0.762cm" svg:x="7.0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217cm" svg:y="4.8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" xml:id="id6" draw:id="id6" draw:layer="layout" svg:width="0.762cm" svg:height="0.762cm" svg:x="10.1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317cm" svg:y="4.8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1" draw:layer="layout" draw:type="line" svg:x1="7.825cm" svg:y1="3.429cm" svg:x2="8.764cm" svg:y2="2.63cm" draw:start-shape="id1" draw:start-glue-point="10" draw:end-shape="id2" draw:end-glue-point="6" svg:d="M7825 3429l939-799" svg:viewBox="0 0 940 800">
          <text:p/>
        </draw:connector>
        <draw:connector draw:style-name="gr10" draw:text-style-name="P1" draw:layer="layout" draw:type="line" svg:x1="9.526cm" svg:y1="2.63cm" svg:x2="11.964cm" svg:y2="3.03cm" draw:start-shape="id2" draw:start-glue-point="10" draw:end-shape="id3" draw:end-glue-point="6" svg:d="M9526 2630l2438 400" svg:viewBox="0 0 2439 401">
          <text:p/>
        </draw:connector>
        <draw:connector draw:style-name="gr11" draw:text-style-name="P1" draw:layer="layout" draw:type="line" svg:x1="9.526cm" svg:y1="3.83cm" svg:x2="11.964cm" svg:y2="3.03cm" draw:start-shape="id4" draw:start-glue-point="10" draw:end-shape="id3" draw:end-glue-point="6" svg:d="M9526 3830l2438-800" svg:viewBox="0 0 2439 801">
          <text:p/>
        </draw:connector>
        <draw:connector draw:style-name="gr11" draw:text-style-name="P1" draw:layer="layout" draw:type="line" svg:x1="7.827cm" svg:y1="4.931cm" svg:x2="10.165cm" svg:y2="4.931cm" draw:start-shape="id5" draw:start-glue-point="10" draw:end-shape="id6" draw:end-glue-point="6" svg:d="M7827 4931h2338" svg:viewBox="0 0 2339 1">
          <text:p/>
        </draw:connector>
        <draw:custom-shape draw:style-name="gr12" draw:text-style-name="P1" xml:id="id7" draw:id="id7" draw:layer="layout" svg:width="0.762cm" svg:height="0.762cm" svg:x="14.658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4.81cm" svg:y="6.9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2" draw:text-style-name="P1" xml:id="id8" draw:id="id8" draw:layer="layout" svg:width="0.762cm" svg:height="0.762cm" svg:x="16.058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3cm" svg:height="0.361cm" svg:x="16.21cm" svg:y="6.96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9" draw:text-style-name="P1" draw:layer="layout" draw:type="line" svg:x1="15.42cm" svg:y1="7.092cm" svg:x2="16.058cm" svg:y2="7.092cm" draw:start-shape="id7" draw:start-glue-point="10" draw:end-shape="id8" draw:end-glue-point="6" svg:d="M15420 7092h638" svg:viewBox="0 0 639 1">
          <text:p/>
        </draw:connector>
        <draw:custom-shape draw:style-name="gr12" draw:text-style-name="P1" xml:id="id9" draw:id="id9" draw:layer="layout" svg:width="0.762cm" svg:height="0.762cm" svg:x="17.659cm" svg:y="6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5cm" svg:height="0.361cm" svg:x="17.811cm" svg:y="6.96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3" draw:text-style-name="P1" draw:layer="layout" draw:type="line" svg:x1="16.82cm" svg:y1="7.092cm" svg:x2="17.659cm" svg:y2="7.093cm" draw:start-shape="id8" draw:start-glue-point="10" draw:end-shape="id9" draw:end-glue-point="6" svg:d="M16820 7092l839 1" svg:viewBox="0 0 840 2">
          <text:p/>
        </draw:connector>
        <draw:custom-shape draw:style-name="gr6" draw:text-style-name="P1" xml:id="id10" draw:id="id10" draw:layer="layout" svg:width="0.762cm" svg:height="0.762cm" svg:x="8.764cm" svg:y="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7cm" svg:height="0.361cm" svg:x="8.916cm" svg:y="5.5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xml:id="id11" draw:id="id11" draw:layer="layout" svg:width="0.762cm" svg:height="0.762cm" svg:x="10.765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917cm" svg:y="5.5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7" draw:text-style-name="P1" xml:id="id12" draw:id="id12" draw:layer="layout" svg:width="0.762cm" svg:height="0.762cm" svg:x="12.046cm" svg:y="3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2.198cm" svg:y="4.0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1" draw:text-style-name="P1" draw:layer="layout" draw:type="line" svg:x1="9.526cm" svg:y1="5.629cm" svg:x2="10.765cm" svg:y2="5.63cm" draw:start-shape="id10" draw:start-glue-point="10" draw:end-shape="id11" draw:end-glue-point="6" svg:d="M9526 5629l1239 1" svg:viewBox="0 0 1240 2">
          <text:p/>
        </draw:connector>
        <draw:connector draw:style-name="gr11" draw:text-style-name="P1" draw:layer="layout" draw:type="line" svg:x1="11.527cm" svg:y1="5.63cm" svg:x2="12.046cm" svg:y2="4.137cm" draw:start-shape="id11" draw:start-glue-point="10" draw:end-shape="id12" draw:end-glue-point="6" svg:d="M11527 5630l519-1493" svg:viewBox="0 0 520 1494">
          <text:p/>
        </draw:connector>
        <draw:connector draw:style-name="gr11" draw:text-style-name="P1" draw:layer="layout" draw:type="line" svg:x1="7.827cm" svg:y1="4.931cm" svg:x2="8.764cm" svg:y2="5.629cm" draw:start-shape="id5" draw:start-glue-point="10" draw:end-shape="id10" draw:end-glue-point="6" svg:d="M7827 4931l937 698" svg:viewBox="0 0 938 699">
          <text:p/>
        </draw:connector>
        <draw:connector draw:style-name="gr11" draw:text-style-name="P1" draw:layer="layout" draw:type="line" svg:x1="9.526cm" svg:y1="3.83cm" svg:x2="10.276cm" svg:y2="4.661cm" draw:start-shape="id4" draw:start-glue-point="10" draw:end-shape="id6" draw:end-glue-point="5" svg:d="M9526 3830l750 831" svg:viewBox="0 0 751 832">
          <text:p/>
        </draw:connector>
        <draw:connector draw:style-name="gr11" draw:text-style-name="P1" draw:layer="layout" draw:type="line" svg:x1="10.816cm" svg:y1="4.661cm" svg:x2="12.046cm" svg:y2="4.137cm" draw:start-shape="id6" draw:start-glue-point="11" draw:end-shape="id12" draw:end-glue-point="6" svg:d="M10816 4661l1230-524" svg:viewBox="0 0 1231 525">
          <text:p/>
        </draw:connector>
        <draw:connector draw:style-name="gr11" draw:text-style-name="P1" draw:layer="layout" draw:type="line" svg:x1="7.827cm" svg:y1="4.931cm" svg:x2="8.764cm" svg:y2="3.83cm" draw:start-shape="id5" draw:start-glue-point="10" draw:end-shape="id4" draw:end-glue-point="6" svg:d="M7827 4931l937-1101" svg:viewBox="0 0 938 1102">
          <text:p/>
        </draw:connector>
        <draw:custom-shape draw:style-name="gr8" draw:text-style-name="P1" xml:id="id14" draw:id="id14" draw:layer="layout" svg:width="0.762cm" svg:height="0.762cm" svg:x="7.064cm" svg:y="9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36cm" svg:height="0.396cm" svg:x="7.116cm" svg:y="9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8" draw:text-style-name="P1" xml:id="id13" draw:id="id13" draw:layer="layout" svg:width="0.762cm" svg:height="0.762cm" svg:x="7.066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1cm" svg:height="0.396cm" svg:x="7.118cm" svg:y="11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8" draw:text-style-name="P1" draw:layer="layout" svg:width="0.762cm" svg:height="0.762cm" svg:x="7.067cm" svg:y="8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5cm" svg:height="0.396cm" svg:x="7.119cm" svg:y="8.6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4" draw:text-style-name="P1" draw:layer="layout" draw:type="line" svg:x1="7.447cm" svg:y1="10.951cm" svg:x2="7.445cm" svg:y2="10.211cm" draw:start-shape="id13" draw:start-glue-point="4" draw:end-shape="id14" draw:end-glue-point="8" svg:d="M7447 10951l-2-740" svg:viewBox="0 0 3 741">
          <text:p/>
        </draw:connector>
        <draw:custom-shape draw:style-name="gr7" draw:text-style-name="P1" xml:id="id16" draw:id="id16" draw:layer="layout" svg:width="0.762cm" svg:height="0.762cm" svg:x="12.065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83cm" svg:height="0.396cm" svg:x="12.117cm" svg:y="9.70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1" xml:id="id15" draw:id="id15" draw:layer="layout" svg:width="0.762cm" svg:height="0.762cm" svg:x="12.067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713cm" svg:height="0.396cm" svg:x="12.119cm" svg:y="11.20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1" draw:layer="layout" svg:width="0.762cm" svg:height="0.762cm" svg:x="12.068cm" svg:y="8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92cm" svg:height="0.396cm" svg:x="12.12cm" svg:y="8.60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4" draw:text-style-name="P1" draw:layer="layout" draw:type="line" svg:x1="12.448cm" svg:y1="10.952cm" svg:x2="12.446cm" svg:y2="10.212cm" draw:start-shape="id15" draw:start-glue-point="4" draw:end-shape="id16" draw:end-glue-point="8" svg:d="M12448 10952l-2-740" svg:viewBox="0 0 3 741">
          <text:p/>
        </draw:connector>
        <draw:custom-shape draw:style-name="gr15" draw:text-style-name="P1" xml:id="id17" draw:id="id17" draw:layer="layout" svg:width="1.159cm" svg:height="3.825cm" svg:x="6.869cm" svg:y="8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159cm" svg:height="3.825cm" svg:x="11.869cm" svg:y="8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063cm" svg:height="3.844cm" svg:x="11.86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159cm" svg:height="3.844cm" svg:x="6.869cm" svg:y="2.27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7.448cm" svg:y1="8.089cm" svg:x2="7.448cm" svg:y2="6.114cm" draw:start-shape="id17" draw:start-glue-point="0" draw:end-shape="id18" draw:end-glue-point="2" svg:d="M7448 8089v-1975" svg:viewBox="0 0 1 1976">
          <text:p/>
        </draw:connector>
        <draw:connector draw:style-name="gr16" draw:text-style-name="P1" draw:layer="layout" draw:type="line" svg:x1="7.448cm" svg:y1="7.615cm" svg:x2="7.448cm" svg:y2="6.14cm" svg:d="M7448 7615v-1475" svg:viewBox="0 0 1 1476">
          <text:p/>
        </draw:connector>
        <draw:connector draw:style-name="gr16" draw:text-style-name="P1" draw:layer="layout" draw:type="line" svg:x1="12.448cm" svg:y1="8.089cm" svg:x2="12.396cm" svg:y2="6.114cm" draw:start-shape="id19" draw:start-glue-point="0" draw:end-shape="id20" draw:end-glue-point="2" svg:d="M12448 8089l-52-1975" svg:viewBox="0 0 53 1976">
          <text:p/>
        </draw:connector>
        <draw:connector draw:style-name="gr16" draw:text-style-name="P1" draw:layer="layout" draw:type="line" svg:x1="4.826cm" svg:y1="9.944cm" svg:x2="6.394cm" svg:y2="9.952cm" draw:start-shape="id21" draw:start-glue-point="1" svg:d="M4826 9944l1568 8" svg:viewBox="0 0 1569 9">
          <text:p/>
        </draw:connector>
        <draw:connector draw:style-name="gr16" draw:text-style-name="P1" draw:layer="layout" draw:type="line" svg:x1="4.764cm" svg:y1="4.109cm" svg:x2="6.339cm" svg:y2="4.109cm" draw:start-shape="id22" draw:start-glue-point="8" svg:d="M4764 4109h1575" svg:viewBox="0 0 1576 1">
          <text:p/>
        </draw:connector>
        <draw:custom-shape draw:style-name="gr3" draw:text-style-name="P1" xml:id="id24" draw:id="id24" draw:layer="layout" svg:width="3.975cm" svg:height="1.143cm" svg:x="14.589cm" svg:y="6.4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7.399cm" svg:height="11.049cm" svg:x="1.254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8.001cm" svg:height="10.287cm" svg:x="5.699cm" svg:y="1.889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3.7cm" svg:y1="7.032cm" svg:x2="14.589cm" svg:y2="7.032cm" draw:start-shape="id23" draw:start-glue-point="1" draw:end-shape="id24" draw:end-glue-point="3" svg:d="M13700 7032h889" svg:viewBox="0 0 89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08T21:07:30.424027214</dc:date>
    <dc:creator>Salah Eddine</dc:creator>
    <meta:editing-duration>PT56M19S</meta:editing-duration>
    <meta:editing-cycles>18</meta:editing-cycles>
    <meta:generator>LibreOffice/4.2.8.2$Linux_X86_64 LibreOffice_project/420m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2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1</mn>
          </msub>
        </mrow>
        <mo fence="true" stretchy="false">)</mo>
      </mrow>
    </msub>
    <annotation encoding="StarMath 5.0">S_( I_1 )</annotation>
  </semantics>
</math>
</file>

<file path=Object 1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4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i>n</mi>
          </msub>
        </mrow>
        <mo fence="true" stretchy="false">)</mo>
      </mrow>
    </msub>
    <annotation encoding="StarMath 5.0">S_( I_n )</annotation>
  </semantics>
</math>
</file>

<file path=Object 15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0</mn>
          </msub>
        </mrow>
        <mo fence="true" stretchy="false">)</mo>
      </mrow>
    </msub>
    <annotation encoding="StarMath 5.0">S_(I_0)</annotation>
  </semantics>
</math>
</file>

<file path=Object 16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1</mn>
          </msub>
        </mrow>
        <mo fence="true" stretchy="false">)</mo>
      </mrow>
    </msub>
    <annotation encoding="StarMath 5.0">S_( G_1 )</annotation>
  </semantics>
</math>
</file>

<file path=Object 17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i>m</mi>
          </msub>
        </mrow>
        <mo fence="true" stretchy="false">)</mo>
      </mrow>
    </msub>
    <annotation encoding="StarMath 5.0">S_( G_m )</annotation>
  </semantics>
</math>
</file>

<file path=Object 18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0</mn>
          </msub>
        </mrow>
        <mo fence="true" stretchy="false">)</mo>
      </mrow>
    </msub>
    <annotation encoding="StarMath 5.0">S_( G_0 )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9/content.xml><?xml version="1.0" encoding="utf-8"?>
<math xmlns="http://www.w3.org/1998/Math/MathML" display="block">
  <semantics>
    <msub>
      <mi>S</mi>
      <mi>m</mi>
    </msub>
    <annotation encoding="StarMath 5.0">S_m</annotation>
  </semantics>
</math>
</file>